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954a" officeooo:paragraph-rsid="0014e97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da3d" officeooo:paragraph-rsid="0018da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a49f4" officeooo:paragraph-rsid="001ac65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babde" officeooo:paragraph-rsid="001babd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a49f4" officeooo:paragraph-rsid="001a49f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babde" officeooo:paragraph-rsid="001bab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a4b4" officeooo:paragraph-rsid="001da4b4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en" fo:country="US" officeooo:rsid="0018da3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8954a"/>
    </style:style>
    <style:style style:name="T10" style:family="text">
      <style:text-properties fo:language="ru" fo:country="RU" officeooo:rsid="001ac65a"/>
    </style:style>
    <style:style style:name="T11" style:family="text">
      <style:text-properties fo:language="ru" fo:country="RU" officeooo:rsid="001d1e65"/>
    </style:style>
    <style:style style:name="T12" style:family="text">
      <style:text-properties officeooo:rsid="0014e977"/>
    </style:style>
    <style:style style:name="T13" style:family="text">
      <style:text-properties officeooo:rsid="00175da0"/>
    </style:style>
    <style:style style:name="T14" style:family="text">
      <style:text-properties officeooo:rsid="0018954a"/>
    </style:style>
    <style:style style:name="T15" style:family="text">
      <style:text-properties officeooo:rsid="0018da3d"/>
    </style:style>
    <style:style style:name="T16" style:family="text">
      <style:text-properties officeooo:rsid="001ac6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6">История версий <text:span text:style-name="T1">EVO-DOS</text:span></text:p>
      <text:p text:style-name="P17"/>
      <text:p text:style-name="P19">15.12.2013 <text:span text:style-name="T8">Версия 0.36 Исправления.</text:span></text:p>
      <text:p text:style-name="P19"><text:span text:style-name="T8">- откатился до версии 0.34.</text:span></text:p>
      <text:p text:style-name="P19"><text:span text:style-name="T8">- изменен доступ к ячейкам </text:span>CMOS <text:span text:style-name="T8">с хранимыми настройками.</text:span></text:p>
      <text:p text:style-name="P7"/>
      <text:p text:style-name="P7">17.11.2013 <text:span text:style-name="T8">Версия 0.35 Изменение, не для обновления.</text:span></text:p>
      <text:p text:style-name="P7"><text:span text:style-name="T8">- основной код вернул от исходной версии </text:span>TR-DOS <text:span text:style-name="T8">кроме процедур инициализации и всего что касается эмуляции.</text:span></text:p>
      <text:p text:style-name="P7"><text:span text:style-name="T8">- переделана работа с номерами реального и виртуального хранящимися в </text:span>CMOS.</text:p>
      <text:p text:style-name="P7">- <text:span text:style-name="T8">после множественных изменений возможно появление всяческих глючков. </text:span><text:span text:style-name="T11">Не проверялось на реале, только в эмуляторе.</text:span></text:p>
      <text:p text:style-name="P6"/>
      <text:p text:style-name="P6"><text:span text:style-name="T16">24.03.2013 </text:span><text:span text:style-name="T10">Версия 0.34 Исправление</text:span></text:p>
      <text:p text:style-name="P6"><text:span text:style-name="T10">- исправлено неправильная выдача содержимого </text:span><text:span text:style-name="T16">AF </text:span><text:span text:style-name="T10">на выходе процедуры чтения/записи сектора.</text:span></text:p>
      <text:p text:style-name="P15"/>
      <text:p text:style-name="P15">08.12.2012 Версия 0.33 Исправление</text:p>
      <text:p text:style-name="P15">- исправлена ошибка определения с каким диском идет работа из-за чего не работало форматирование реальной дискеты.</text:p>
      <text:p text:style-name="P5"/>
      <text:p text:style-name="P14"><text:span text:style-name="T7">04.</text:span><text:span text:style-name="T15">12.2012 Версия 0.32 Исправление</text:span></text:p>
      <text:p text:style-name="P14"><text:span text:style-name="T15">- добавил исправления ошибки описанной Углековым в описании на эмулятор </text:span><text:span text:style-name="T7">UKV.</text:span></text:p>
      <text:p text:style-name="P4"/>
      <text:p text:style-name="P13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10"><text:span text:style-name="T12">- устранена ошибка установки адреса запуска команды </text:span><text:span text:style-name="T2">LOAD “filename” CODE </text:span><text:span text:style-name="T12">адрес запуска.</text:span></text:p>
      <text:p text:style-name="P10"><text:span text:style-name="T12">- добавлен байты </text:span><text:span text:style-name="T2">#DB, #1F, #C9 </text:span><text:span text:style-name="T12">по адресу </text:span><text:span text:style-name="T2">#3C30 </text:span><text:span text:style-name="T12">для запуска не адаптированного </text:span><text:span text:style-name="T2">Honey Commander </text:span><text:span text:style-name="T3">4.00</text:span><text:span text:style-name="T2">.</text:span></text:p>
      <text:p text:style-name="P11"><text:span text:style-name="T13">- добавлена команды .</text:span><text:span text:style-name="T4">help </text:span><text:span text:style-name="T13">для просмотра списка доступных дополнительных команд.</text:span></text:p>
      <text:p text:style-name="P11"><text:span text:style-name="T13">- добавлена команда .</text:span><text:span text:style-name="T4">clrcmos </text:span><text:span text:style-name="T13">для сброса содержимого ячеек (не всех ячеек) необходимых для работы <text:s/></text:span><text:span text:style-name="T4">EVO reset service, EVO DOS </text:span><text:span text:style-name="T13">и </text:span><text:span text:style-name="T4">RST 8 </text:span><text:span text:style-name="T13">вызовов.</text:span></text:p>
      <text:p text:style-name="P2"><text:span text:style-name="T14">- </text:span><text:span text:style-name="T9">исправлена ошибка форматирования рамдиска если ранее был загружен </text:span><text:span text:style-name="T14">FDI </text:span><text:span text:style-name="T9">образ </text:span><text:span text:style-name="T14">IS-DOS</text:span><text:span text:style-name="T9">.</text:span></text:p>
      <text:p text:style-name="P12"/>
      <text:p text:style-name="P8"><text:span text:style-name="T12">27</text:span>.0<text:span text:style-name="T12">5</text:span>.2012 Версия 0.3 Добавления</text:p>
      <text:p text:style-name="P8">- добавлено несколько новых команд для работы с <text:span text:style-name="T1">FAT.</text:span></text:p>
      <text:p text:style-name="P8">- добавлена возможность монтировать/демонтировать <text:span text:style-name="T1">TRD </text:span>образа из командной строки.</text:p>
      <text:p text:style-name="P8">- сделана возможность прямого вызова функций <text:span text:style-name="T1">RST 8</text:span>.</text:p>
      <text:p text:style-name="P1"/>
      <text:p text:style-name="P1">01.01.2012 <text:span text:style-name="T8">Версия 0.29а Исправления.</text:span></text:p>
      <text:p text:style-name="P1"><text:span text:style-name="T8">- исправлена ошибка переформатирования рамдиска при входе в </text:span>DOS <text:span text:style-name="T8">через </text:span>Basic 48,<text:span text:style-name="T8"> когда стек установлен ниже </text:span>32768.</text:p>
      <text:p text:style-name="P8"/>
      <text:p text:style-name="P8">04.12.2011 Версия 0.29 Добавления.</text:p>
      <text:p text:style-name="P8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8">- устранена ошибка форматирования рамдиска после включения или повреждения.</text:p>
      <text:p text:style-name="P8"/>
      <text:p text:style-name="P8">09.10.2011Версия 0.28 Исправления.</text:p>
      <text:p text:style-name="P1"><text:span text:style-name="T8">- исправлена ошибка из-за которой не работали программы использующие доступ к портам ВГ93 через адрес </text:span>0x3D2F <text:span text:style-name="T8">с реальной дискетой</text:span>.</text:p>
      <text:p text:style-name="P8"/>
      <text:p text:style-name="P1"><text:span text:style-name="T8">29.09.2011</text:span> <text:span text:style-name="T8">Версия 0.27 Исправления.</text:span></text:p>
      <text:p text:style-name="P1"><text:span text:style-name="T8">- исправлена ошибка команды </text:span>«Merge» <text:span text:style-name="T8">из-за которой портилось содержимое подгруженного файла.</text:span></text:p>
      <text:p text:style-name="P1"><text:span text:style-name="T8">- исправлена не очистка буфера введенных команд при возврате в </text:span>Basic <text:span text:style-name="T8">по команде </text:span>«Return» <text:span text:style-name="T8">из-за чего вместо сообщения «</text:span>OK<text:span text:style-name="T8">» выдавалась ошибка.</text:span></text:p>
      <text:p text:style-name="P1"><text:soft-page-break/><text:span text:style-name="T8">- исправлена ошибка команды </text:span>«RUN “filename” CODE».</text:p>
      <text:p text:style-name="P1">- <text:span text:style-name="T8">исправлена ошибка повторных входов в </text:span>DOS <text:span text:style-name="T8">из меню </text:span>Basic 128.</text:p>
      <text:p text:style-name="P8"/>
      <text:p text:style-name="P8">04.05.2011 Версия 0.26. Изменения и исправления.</text:p>
      <text:p text:style-name="P8">- некоторые перестановки кода, возможно заработают некоторые программы переставшие работать.</text:p>
      <text:p text:style-name="P8">- исправлена ошибка загрузки файлов типа <text:span text:style-name="T1">DATA.</text:span></text:p>
      <text:p text:style-name="P1"/>
      <text:p text:style-name="P1">24.<text:span text:style-name="T8">03.2011 Версия 0.25 Исправление.</text:span></text:p>
      <text:p text:style-name="P1"><text:span text:style-name="T8">- поправил перехват </text:span>LDIR, <text:span text:style-name="T8">заработал </text:span>Honey Commander.</text:p>
      <text:p text:style-name="P1"/>
      <text:p text:style-name="P1">17.03.2011 <text:span text:style-name="T8">Версия 0.24 Доработки.</text:span></text:p>
      <text:p text:style-name="P8">- переделано сохранение разрешенных/запрещенных прерываний, перехватчик теперь всегда работает при запрещенных прерываниях.</text:p>
      <text:p text:style-name="P8">- переделано определение в какие порты должна происходить запись при перехвате.</text:p>
      <text:p text:style-name="P1"><text:span text:style-name="T8">- переделан перехват записи в порт </text:span>#FF, <text:span text:style-name="T8">освобожден рестарт </text:span>RST #30.</text:p>
      <text:p text:style-name="P1"/>
      <text:p text:style-name="P1">28.02.2011 <text:span text:style-name="T8">Версия 0.23 Испраление ошибок.</text:span></text:p>
      <text:p text:style-name="P8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8">Версия 0.22 Исправление ошибок.</text:span></text:p>
      <text:p text:style-name="P8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8">Версия 0.21 Исправление ошибок.</text:span></text:p>
      <text:p text:style-name="P1"><text:span text:style-name="T8">- исправлена ошибка перехвата адреса </text:span>#2A53.</text:p>
      <text:p text:style-name="P8">- перехватчик обращений к портам ВГ теперь работает при запрещенных прерываниях.</text:p>
      <text:p text:style-name="P1">- <text:span text:style-name="T8">исправлен выход из вызова </text:span>#3D13 <text:span text:style-name="T8">с разрешенными прерываниями при работе с рамдиском.</text:span></text:p>
      <text:p text:style-name="P1"><text:span text:style-name="T8">- переделано чтение порта </text:span>#1F <text:span text:style-name="T8">для рамдиска.</text:span></text:p>
      <text:p text:style-name="P8"/>
      <text:p text:style-name="P1"><text:span text:style-name="T8">07</text:span>.<text:span text:style-name="T8">02.2011 Версия 0.2 Продолжение переделок.</text:span></text:p>
      <text:p text:style-name="P8">- обновлена база фиксированного расположения кода.</text:p>
      <text:p text:style-name="P1"><text:span text:style-name="T8">- переделан выход из перехвата обращений к портам </text:span>ВГ93,<text:span text:style-name="T8"> теперь проверяется текущий выбранный дисковод и возвращается соотвествующая страница </text:span>DOS.</text:p>
      <text:p text:style-name="P8">- переделан перехват <text:span text:style-name="T1">LDIR </text:span>и добавлен перехват адреса <text:span text:style-name="T1">#1C7.</text:span></text:p>
      <text:p text:style-name="P8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8">01.2011 Версия 0.19 Исправление ошибки.</text:span></text:p>
      <text:p text:style-name="P1"><text:span text:style-name="T8">- устранил последствия устранения ошибки подпрограмме </text:span>#3E44 (SEEK), <text:span text:style-name="T8">не сохранялся номер дорожки при форматировании и невозможно было отформатировать реальный диск.</text:span></text:p>
      <text:p text:style-name="P8"/>
      <text:p text:style-name="P8">22.01.2011 Версия 0.18 Исправления ошибок.</text:p>
      <text:p text:style-name="P8">- обновлена база фиксированного расположения кода.</text:p>
      <text:p text:style-name="P8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8">Версия 0.17 Исправление ошибок</text:span></text:p>
      <text:p text:style-name="P8">- исправлена ошибка не форматирования рамдиска. Не создавался маркер из-за чего после форматирования рамдиск пропадал.</text:p>
      <text:p text:style-name="P8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8"/>
      <text:p text:style-name="P8">29.12.2010 Версия 0.16 Продолжение переделок и продолжение второго этапа.</text:p>
      <text:p text:style-name="P8">- исправлена ошибка <text:span text:style-name="T1">RUN “filename” CODE.</text:span></text:p>
      <text:p text:style-name="P8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9"><text:soft-page-break/>- форматирование для рамдиска из программ отсуствует.</text:p>
      <text:p text:style-name="P9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9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8"/>
      <text:p text:style-name="P8">11.12.2010 Версия 0.15 Продолжение переделок и переход ко второму этапу.</text:p>
      <text:p text:style-name="P8">- вернул таблицы токенов в текстовом виде для <text:span text:style-name="T1">Basic 128.</text:span></text:p>
      <text:p text:style-name="P8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8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8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8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8">Не работают дисковые утилиты <text:span text:style-name="T1">ADS, DCU, RDS. </text:span></text:p>
      <text:p text:style-name="P8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8">Версия 0.14 Продолжение переделок.</text:span></text:p>
      <text:p text:style-name="P8">- обновлена база фиксированного расположения кода.</text:p>
      <text:p text:style-name="P8">- начало рамдиска переехало на одну страницу вниз.</text:p>
      <text:p text:style-name="P1"/>
      <text:p text:style-name="P1">28.11.2010 <text:span text:style-name="T8">Версия 0.13 Исправление ошибок.</text:span></text:p>
      <text:p text:style-name="P8">- подправлена процедура обнаружения диска. Не выставлялся номер дорожки в команде поиска.</text:p>
      <text:p text:style-name="P8"/>
      <text:p text:style-name="P1"><text:span text:style-name="T8">24</text:span>.11.2010 <text:span text:style-name="T8">Версия 0.12. Исправление ошибок.</text:span></text:p>
      <text:p text:style-name="P1">- <text:span text:style-name="T8">исправлена ошибка не восстановления введеной строки в буфере редактора при дисковой ошибке.</text:span></text:p>
      <text:p text:style-name="P8"/>
      <text:p text:style-name="P8">20.11.2010 Версия 0.11. Продолжение переделок и продолжение первого этапа.</text:p>
      <text:p text:style-name="P8">- обновлена база фиксированного расположения кода, снова заработали такие программы как <text:span text:style-name="T1">DCU, ADS.</text:span></text:p>
      <text:p text:style-name="P8">- удалены команды 40 и 80, более не поддерживаются.</text:p>
      <text:p text:style-name="P8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8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8"><text:span text:style-name="T1">13.11.2010 </text:span>Версия 0.1.1. Исправление ошибки.</text:p>
      <text:p text:style-name="P8">- исправлена ошибка работы с <text:span text:style-name="T1">CMOS </text:span>из-за чего принудительно включался турбо режим.</text:p>
      <text:p text:style-name="P8">- в связи с изменением базовой конфигурации переделана работа с <text:span text:style-name="T1">CMOS </text:span>в режиме ДОС.</text:p>
      <text:p text:style-name="P1"/>
      <text:p text:style-name="P8"><text:span text:style-name="T1">28.10.2010 </text:span>Версия 0.1 Все только начинается, первый этап.</text:p>
      <text:p text:style-name="P1">- <text:span text:style-name="T8">большая ревизия сорцов, за основу взят какой-то </text:span>TR-DOS 5.03<text:span text:style-name="T8">;</text:span></text:p>
      <text:p text:style-name="P1"><text:span text:style-name="T8">- произведено некоторое уплотнение кода, переписаны конструкции вида </text:span>CALL label:RET;</text:p>
      <text:p text:style-name="P8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8">- удалено все имеюшее отношение к <text:span text:style-name="T1">Interface 1;</text:span></text:p>
      <text:p text:style-name="P8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<text:soft-page-break/>освобождено примерно 1300 байт;</text:p>
      <text:p text:style-name="P8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8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8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8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8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12-15T12:41:17.639000000</dc:date>
    <meta:editing-duration>P9DT23H32M19S</meta:editing-duration>
    <meta:editing-cycles>85</meta:editing-cycles>
    <meta:generator>LibreOffice/4.1.3.2$Windows_x86 LibreOffice_project/70feb7d99726f064edab4605a8ab840c50ec57a</meta:generator>
    <meta:document-statistic meta:table-count="0" meta:image-count="0" meta:object-count="0" meta:page-count="4" meta:paragraph-count="107" meta:word-count="1348" meta:character-count="9672" meta:non-whitespace-character-count="8427"/>
  </office:meta>
</office:document-meta>
</file>